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text-properties officeooo:paragraph-rsid="00553e18"/>
    </style:style>
    <style:style style:name="P6" style:family="paragraph" style:parent-style-name="Text_20_body">
      <style:text-properties officeooo:rsid="00578a3b" officeooo:paragraph-rsid="00578a3b"/>
    </style:style>
    <style:style style:name="P7" style:family="paragraph" style:parent-style-name="Text_20_body">
      <style:text-properties officeooo:rsid="00578a3b" officeooo:paragraph-rsid="0057b18e"/>
    </style:style>
    <style:style style:name="P8" style:family="paragraph" style:parent-style-name="Text_20_body">
      <style:text-properties officeooo:rsid="00589186" officeooo:paragraph-rsid="00589186"/>
    </style:style>
    <style:style style:name="P9" style:family="paragraph" style:parent-style-name="Text_20_body">
      <style:text-properties officeooo:rsid="00589186" officeooo:paragraph-rsid="005934cc"/>
    </style:style>
    <style:style style:name="P10" style:family="paragraph" style:parent-style-name="Text_20_body">
      <style:text-properties officeooo:rsid="005ac699" officeooo:paragraph-rsid="005c2966"/>
    </style:style>
    <style:style style:name="P11" style:family="paragraph" style:parent-style-name="Text_20_body">
      <style:text-properties officeooo:rsid="005c2966" officeooo:paragraph-rsid="005c2966"/>
    </style:style>
    <style:style style:name="P12" style:family="paragraph" style:parent-style-name="Text_20_body">
      <style:text-properties officeooo:rsid="005c2966" officeooo:paragraph-rsid="005c4ce2"/>
    </style:style>
    <style:style style:name="P13" style:family="paragraph" style:parent-style-name="Text_20_body">
      <style:text-properties officeooo:rsid="005c2966" officeooo:paragraph-rsid="005deb75"/>
    </style:style>
    <style:style style:name="P14" style:family="paragraph" style:parent-style-name="Text_20_body">
      <style:text-properties officeooo:rsid="005ed8a5" officeooo:paragraph-rsid="005f72b4"/>
    </style:style>
    <style:style style:name="P15" style:family="paragraph" style:parent-style-name="Text_20_body">
      <style:text-properties officeooo:rsid="005f72b4" officeooo:paragraph-rsid="005f72b4"/>
    </style:style>
    <style:style style:name="P16" style:family="paragraph" style:parent-style-name="Text_20_body">
      <style:text-properties officeooo:rsid="0060c120" officeooo:paragraph-rsid="0060c120"/>
    </style:style>
    <style:style style:name="P17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18" style:family="paragraph" style:parent-style-name="Text_20_body">
      <style:text-properties officeooo:rsid="00615943" officeooo:paragraph-rsid="00634de5"/>
    </style:style>
    <style:style style:name="P19" style:family="paragraph" style:parent-style-name="Text_20_body">
      <style:text-properties officeooo:paragraph-rsid="00634de5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5" style:family="text">
      <style:text-properties officeooo:rsid="00477d7f"/>
    </style:style>
    <style:style style:name="T6" style:family="text">
      <style:text-properties officeooo:rsid="00553e18"/>
    </style:style>
    <style:style style:name="T7" style:family="text">
      <style:text-properties officeooo:rsid="005672b7"/>
    </style:style>
    <style:style style:name="T8" style:family="text">
      <style:text-properties officeooo:rsid="0057b18e"/>
    </style:style>
    <style:style style:name="T9" style:family="text">
      <style:text-properties officeooo:rsid="00589186"/>
    </style:style>
    <style:style style:name="T10" style:family="text">
      <style:text-properties officeooo:rsid="005b3ae3"/>
    </style:style>
    <style:style style:name="T11" style:family="text">
      <style:text-properties officeooo:rsid="005c4ce2"/>
    </style:style>
    <style:style style:name="T12" style:family="text">
      <style:text-properties officeooo:rsid="005deb75"/>
    </style:style>
    <style:style style:name="T13" style:family="text">
      <style:text-properties officeooo:rsid="00634d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4"/>
      <text:p text:style-name="P19"><text:span text:style-name="T13">22.05.2019 - Added chapter 27 </text:span><text:span text:style-name="T4">Editors - Preferences</text:span> </text:p>
      <text:p text:style-name="P18">16.05.2019 - Updated the chapters 2, 23, 24, 25 to fit to Bforartists 0.4.0 release</text:p>
      <text:p text:style-name="P16">28.04.2019 - Updated the existing chapters with images to the latest development changes.</text:p>
      <text:p text:style-name="P15">26.04.2019 - Added chapters 25.1 up to 25.1.8, the tools tab chapters</text:p>
      <text:p text:style-name="P14">11.04.2019 - updated chapter 3,4,6 and 25 with new screenshots.</text:p>
      <text:p text:style-name="P13">0<text:span text:style-name="T12">9</text:span>.04.2019 - <text:span text:style-name="T12">Small changes at chapter 4 and 5</text:span></text:p>
      <text:p text:style-name="P12">0<text:span text:style-name="T11">8</text:span>.04.2019 - Added chapter <text:s/>6 Editors introduction.pdf</text:p>
      <text:p text:style-name="P11">07.04.2019 - Added chapter <text:s/>20 Editors - Text Editor.pdf</text:p>
      <text:p text:style-name="P10">04.04.2019 - <text:span text:style-name="T9">Added chapter </text:span>30 Advanced - Scripting &amp; Extending Bforartists.pdf<text:span text:style-name="T10"> + 29 Advanced - Command Line.odt</text:span></text:p>
      <text:p text:style-name="P9">02.04.2019 - Added chapter 31 Advanced - Working Limits</text:p>
      <text:p text:style-name="P8">02.04.2019 - Added chapter 32 - Troubleshooting.pdf</text:p>
      <text:p text:style-name="P7">01.04.2019 - <text:span text:style-name="T8">Added</text:span> chapter 25 Editors - Properties Editor.pdf</text:p>
      <text:p text:style-name="P6">01.04.2019 - Updated chapter 3 and 4</text:p>
      <text:p text:style-name="P5"><text:span text:style-name="T6">31</text:span>.03.2019 - Added chapter <text:span text:style-name="T7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5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34M6S</meta:editing-duration>
    <meta:editing-cycles>76</meta:editing-cycles>
    <meta:generator>LibreOffice/6.1.4.2$Windows_X86_64 LibreOffice_project/9d0f32d1f0b509096fd65e0d4bec26ddd1938fd3</meta:generator>
    <dc:date>2019-05-22T18:07:30.571000000</dc:date>
    <meta:document-statistic meta:table-count="1" meta:image-count="0" meta:object-count="0" meta:page-count="1" meta:paragraph-count="30" meta:word-count="268" meta:character-count="1664" meta:non-whitespace-character-count="1421"/>
    <meta:template xlink:type="simple" xlink:actuate="onRequest" xlink:title="standard1cm" xlink:href="../../../../AppData/Roaming/LibreOffice/4/user/template/standard1cm.ott" meta:date="2016-03-28T18:47:57.125000000"/>
  </office:meta>
</office:document-meta>
</file>